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A000002EF6FF92BD1940D6D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13.72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914cm" fo:min-width="13.618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3.204cm" svg:x="1cm" svg:y="2.367cm">
          <draw:image xlink:href="Pictures/100002010000027A000002EF6FF92BD1940D6DEF.png" xlink:type="simple" xlink:show="embed" xlink:actuate="onLoad" loext:mime-type="image/png">
            <text:p/>
          </draw:image>
        </draw:frame>
        <draw:custom-shape draw:style-name="gr2" draw:text-style-name="P2" draw:layer="layout" svg:width="14.224cm" svg:height="1.27cm" svg:x="1.254cm" svg:y="16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224cm" svg:height="1.27cm" svg:x="1.254cm" svg:y="19.2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1-12T10:16:37.452909282</dc:date>
    <meta:editing-duration>PT7M</meta:editing-duration>
    <meta:editing-cycles>1</meta:editing-cycles>
    <meta:document-statistic meta:object-count="3"/>
    <meta:generator>LibreOffice/6.4.7.2$Linux_X86_64 LibreOffice_project/40$Build-2</meta:generator>
  </office:meta>
</office:document-meta>
</file>